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 Var" svg:font-family="'Inter Var', Inter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T Serif" svg:font-family="'PT Serif', serif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31314" loext:opacity="100%" style:font-name="Inter Var" fo:font-size="10.5pt" fo:letter-spacing="normal" fo:font-style="normal" fo:font-weight="normal" officeooo:rsid="000ed305" officeooo:paragraph-rsid="000ed305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31314" loext:opacity="100%" style:font-name="Inter Var" fo:font-size="10.5pt" fo:letter-spacing="normal" fo:font-style="normal" fo:font-weight="normal" officeooo:rsid="000fa6f2" officeooo:paragraph-rsid="000fa6f2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31314" loext:opacity="100%" style:font-name="Inter Var" fo:font-size="10.5pt" fo:letter-spacing="normal" fo:font-style="normal" fo:font-weight="normal" officeooo:rsid="00118798" officeooo:paragraph-rsid="00118798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31314" loext:opacity="100%" style:font-name="Inter Var" fo:font-size="10.5pt" fo:letter-spacing="normal" fo:font-style="normal" fo:font-weight="normal" officeooo:rsid="00118798" officeooo:paragraph-rsid="0011f2de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31314" loext:opacity="100%" style:font-name="Inter Var" fo:letter-spacing="normal" fo:font-style="normal" fo:font-weight="normal" officeooo:paragraph-rsid="00118798"/>
    </style:style>
    <style:style style:name="T1" style:family="text">
      <style:text-properties officeooo:rsid="000fa6f2"/>
    </style:style>
    <style:style style:name="T2" style:family="text">
      <style:text-properties fo:color="#212529" loext:opacity="100%" style:font-name="PT Serif"/>
    </style:style>
    <style:style style:name="T3" style:family="text">
      <style:text-properties fo:color="#212529" loext:opacity="100%" style:font-name="PT Serif" fo:font-size="10.5pt" officeooo:rsid="000fa6f2"/>
    </style:style>
    <style:style style:name="T4" style:family="text">
      <style:text-properties fo:font-size="10.5pt" officeooo:rsid="000fa6f2"/>
    </style:style>
    <style:style style:name="T5" style:family="text">
      <style:text-properties officeooo:rsid="001187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a xlink:type="simple" xlink:href="https://safeswisscloud.com/en/blog/1981-scanning-tunneling-microscope-stm/" text:style-name="Internet_20_link" text:visited-style-name="Visited_20_Internet_20_Link">https://safeswisscloud.com/en/blog/1981-scanning-tunneling-microscope-stm/</text:a></text:p>
      <text:p text:style-name="P1"/>
      <text:p text:style-name="P1">2. <text:a xlink:type="simple" xlink:href="https://www.spectraresearch.com/april-current-amplifiers-bring-may-ultra-low-current-stm/" text:style-name="Internet_20_link" text:visited-style-name="Visited_20_Internet_20_Link">https://www.spectraresearch.com/april-current-amplifiers-bring-may-ultra-low-current-stm/</text:a> <text:span text:style-name="T1">(photo)</text:span></text:p>
      <text:p text:style-name="P1"/>
      <text:p text:style-name="P5"><text:span text:style-name="T4">3.</text:span><text:span text:style-name="T3">Short description Theory </text:span><text:a xlink:type="simple" xlink:href="https://slidetodoc.com/scanning-tunneling-microscopy-stm-short-description-theory-of/" text:style-name="Internet_20_link" text:visited-style-name="Visited_20_Internet_20_Link"><text:span text:style-name="T4">https://slidetodoc.com/scanning-tunneling-microscopy-stm-short-description-theory-of/</text:span></text:a><text:span text:style-name="T4"> </text:span></text:p>
      <text:p text:style-name="P5"><text:span text:style-name="T4"/></text:p>
      <text:p text:style-name="P2">4. <text:span text:style-name="T5">Application_</text:span>topological insulators</text:p>
      <text:p text:style-name="P2"/>
      <text:p text:style-name="P3">5. Application_<text:a xlink:type="simple" xlink:href="https://news.ucsc.edu/2020/11/quantum-dots.html" text:style-name="Internet_20_link" text:visited-style-name="Visited_20_Internet_20_Link">https://news.ucsc.edu/2020/11/quantum-dots.html</text:a></text:p>
      <text:p text:style-name="P3"/>
      <text:p text:style-name="P3">6.<text:a xlink:type="simple" xlink:href="https://chem.libretexts.org/Bookshelves/Analytical_Chemistry/Supplemental_Modules_(Analytical_Chemistry)/Microscopy/Scanning_Probe_Microscopy/03_Basic_Theory/01_Scanning_Tunneling_Microscopy_(STM)" text:style-name="Internet_20_link" text:visited-style-name="Visited_20_Internet_20_Link">https://chem.libretexts.org/Bookshelves/Analytical_Chemistry/Supplemental_Modules_(Analytical_Chemistry)/Microscopy/Scanning_Probe_Microscopy/03_Basic_Theory/01_Scanning_Tunneling_Microscopy_(STM)</text:a></text:p>
      <text:p text:style-name="P3"/>
      <text:p text:style-name="P3">7. <text:a xlink:type="simple" xlink:href="https://pypi.org/project/gwyfile/" text:style-name="Internet_20_link" text:visited-style-name="Visited_20_Internet_20_Link">https://pypi.org/project/gwyfile/</text:a> STM data analysis</text:p>
      <text:p text:style-name="P4">8. <text:a xlink:type="simple" xlink:href="http://gwyddion.net/" text:style-name="Internet_20_link" text:visited-style-name="Visited_20_Internet_20_Link">http://gwyddion.net/</text:a> STM data analysis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 Var" svg:font-family="'Inter Var', Inter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T Serif" svg:font-family="'PT Serif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1:59:01.183655275</meta:creation-date>
    <dc:date>2024-04-26T12:22:11.943978580</dc:date>
    <meta:editing-duration>PT3M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25" meta:character-count="682" meta:non-whitespace-character-count="664"/>
  </office:meta>
</office:document-meta>
</file>